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7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0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1" style:family="paragraph" style:parent-style-name="Table_20_Bottom_20_small_20_Content_20_Left">
      <style:text-properties officeooo:paragraph-rsid="0069df3c"/>
    </style:style>
    <style:style style:name="P42" style:family="paragraph" style:parent-style-name="Table_20_Heading">
      <style:text-properties officeooo:paragraph-rsid="006ea253"/>
    </style:style>
    <style:style style:name="P43" style:family="paragraph" style:parent-style-name="Table_20_Heading">
      <style:text-properties officeooo:paragraph-rsid="00e4a803"/>
    </style:style>
    <style:style style:name="P44" style:family="paragraph" style:parent-style-name="Table_20_Heading">
      <style:text-properties officeooo:paragraph-rsid="00e66a27"/>
    </style:style>
    <style:style style:name="P45" style:family="paragraph" style:parent-style-name="Table_20_Heading">
      <style:text-properties officeooo:paragraph-rsid="01440ac2"/>
    </style:style>
    <style:style style:name="P46" style:family="paragraph" style:parent-style-name="Table_20_Heading">
      <style:text-properties officeooo:paragraph-rsid="0199d3e2"/>
    </style:style>
    <style:style style:name="P47" style:family="paragraph" style:parent-style-name="Table_20_Main_20_Content_20_Right">
      <style:text-properties officeooo:paragraph-rsid="00215f6e"/>
    </style:style>
    <style:style style:name="P48" style:family="paragraph" style:parent-style-name="Table_20_Main_20_Content_20_Right">
      <style:text-properties officeooo:paragraph-rsid="011930c8"/>
    </style:style>
    <style:style style:name="P49" style:family="paragraph" style:parent-style-name="Table_20_Main_20_Content_20_Left">
      <style:text-properties officeooo:paragraph-rsid="0097c217"/>
    </style:style>
    <style:style style:name="P50" style:family="paragraph" style:parent-style-name="Table_20_Main_20_Content_20_Left">
      <style:text-properties officeooo:paragraph-rsid="00986ee3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Main_20_Content_20_Left">
      <style:text-properties officeooo:paragraph-rsid="0092f7ac"/>
    </style:style>
    <style:style style:name="P53" style:family="paragraph" style:parent-style-name="Table_20_Main_20_Content_20_Left">
      <style:text-properties officeooo:paragraph-rsid="01c53ce0"/>
    </style:style>
    <style:style style:name="P54" style:family="paragraph" style:parent-style-name="Table_20_Main_20_Content_20_Left">
      <style:text-properties officeooo:paragraph-rsid="01c8133a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Table_20_Main_20_Category_20_Title">
      <style:text-properties officeooo:paragraph-rsid="01c8133a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bdbc57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1081657" style:font-size-asian="11pt" style:font-size-complex="11pt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65a2e4"/>
    </style:style>
    <style:style style:name="T8" style:family="text">
      <style:text-properties style:font-name="Arial1" officeooo:rsid="00a8f9c5"/>
    </style:style>
    <style:style style:name="T9" style:family="text">
      <style:text-properties style:font-name="Arial1" officeooo:rsid="01694cd6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T12" style:family="text">
      <style:text-properties officeooo:rsid="01541986"/>
    </style:style>
    <style:style style:name="T13" style:family="text">
      <style:text-properties officeooo:rsid="0151f0c8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69df3c"/>
    </style:style>
    <style:style style:name="T17" style:family="text">
      <style:text-properties officeooo:rsid="00704162"/>
    </style:style>
    <style:style style:name="T18" style:family="text">
      <style:text-properties officeooo:rsid="013f1478"/>
    </style:style>
    <style:style style:name="T19" style:family="text">
      <style:text-properties officeooo:rsid="0148462c"/>
    </style:style>
    <style:style style:name="T20" style:family="text">
      <style:text-properties officeooo:rsid="014acc83"/>
    </style:style>
    <style:style style:name="T21" style:family="text">
      <style:text-properties officeooo:rsid="009df911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ac2f7f" fo:background-color="transparent" loext:char-shading-value="0"/>
    </style:style>
    <style:style style:name="T24" style:family="text">
      <style:text-properties officeooo:rsid="0108794f" fo:background-color="transparent" loext:char-shading-value="0"/>
    </style:style>
    <style:style style:name="T25" style:family="text">
      <style:text-properties officeooo:rsid="00b02d1e"/>
    </style:style>
    <style:style style:name="T26" style:family="text">
      <style:text-properties officeooo:rsid="00b65163"/>
    </style:style>
    <style:style style:name="T27" style:family="text">
      <style:text-properties officeooo:rsid="00d936c0"/>
    </style:style>
    <style:style style:name="T28" style:family="text">
      <style:text-properties officeooo:rsid="00ddb3e2"/>
    </style:style>
    <style:style style:name="T29" style:family="text">
      <style:text-properties officeooo:rsid="00e4a803"/>
    </style:style>
    <style:style style:name="T30" style:family="text">
      <style:text-properties officeooo:rsid="00e66a27"/>
    </style:style>
    <style:style style:name="T31" style:family="text">
      <style:text-properties officeooo:rsid="00e835df"/>
    </style:style>
    <style:style style:name="T32" style:family="text">
      <style:text-properties officeooo:rsid="00ea1218"/>
    </style:style>
    <style:style style:name="T33" style:family="text">
      <style:text-properties officeooo:rsid="00eac614"/>
    </style:style>
    <style:style style:name="T34" style:family="text">
      <style:text-properties officeooo:rsid="00f939dd"/>
    </style:style>
    <style:style style:name="T35" style:family="text">
      <style:text-properties officeooo:rsid="00f98ed4"/>
    </style:style>
    <style:style style:name="T36" style:family="text">
      <style:text-properties officeooo:rsid="01067df3"/>
    </style:style>
    <style:style style:name="T37" style:family="text">
      <style:text-properties officeooo:rsid="01087980"/>
    </style:style>
    <style:style style:name="T38" style:family="text">
      <style:text-properties officeooo:rsid="014ff3df"/>
    </style:style>
    <style:style style:name="T39" style:family="text">
      <style:text-properties officeooo:rsid="01274abb"/>
    </style:style>
    <style:style style:name="T40" style:family="text">
      <style:text-properties officeooo:rsid="012f9625"/>
    </style:style>
    <style:style style:name="T41" style:family="text">
      <style:text-properties officeooo:rsid="01304ee7"/>
    </style:style>
    <style:style style:name="T42" style:family="text">
      <style:text-properties officeooo:rsid="013617e2"/>
    </style:style>
    <style:style style:name="T43" style:family="text">
      <style:text-properties officeooo:rsid="01370c39"/>
    </style:style>
    <style:style style:name="T44" style:family="text">
      <style:text-properties officeooo:rsid="0143d4fd"/>
    </style:style>
    <style:style style:name="T45" style:family="text">
      <style:text-properties officeooo:rsid="01440ac2"/>
    </style:style>
    <style:style style:name="T46" style:family="text">
      <style:text-properties officeooo:rsid="01478dce"/>
    </style:style>
    <style:style style:name="T47" style:family="text">
      <style:text-properties officeooo:rsid="014a31c8"/>
    </style:style>
    <style:style style:name="T48" style:family="text">
      <style:text-properties officeooo:rsid="0182a0cb"/>
    </style:style>
    <style:style style:name="T49" style:family="text">
      <style:text-properties officeooo:rsid="019d446b"/>
    </style:style>
    <style:style style:name="T50" style:family="text">
      <style:text-properties officeooo:rsid="01a39a18"/>
    </style:style>
    <style:style style:name="T51" style:family="text">
      <style:text-properties officeooo:rsid="01a4db8c"/>
    </style:style>
    <style:style style:name="T52" style:family="text">
      <style:text-properties officeooo:rsid="01aa4f3c"/>
    </style:style>
    <style:style style:name="T53" style:family="text">
      <style:text-properties officeooo:rsid="01ab5307"/>
    </style:style>
    <style:style style:name="T54" style:family="text">
      <style:text-properties officeooo:rsid="0029ab44"/>
    </style:style>
    <style:style style:name="T55" style:family="text">
      <style:text-properties officeooo:rsid="01c2c6ee"/>
    </style:style>
    <style:style style:name="T56" style:family="text">
      <style:text-properties officeooo:rsid="01c8133a"/>
    </style:style>
    <style:style style:name="T57" style:family="text">
      <style:text-properties fo:font-weight="normal" officeooo:rsid="01cb2ff2" style:font-weight-asian="normal" style:font-weight-complex="normal"/>
    </style:style>
    <style:style style:name="T58" style:family="text">
      <style:text-properties fo:font-weight="normal" officeooo:rsid="01d64af4" style:font-weight-asian="normal" style:font-weight-complex="normal"/>
    </style:style>
    <style:style style:name="T59" style:family="text">
      <style:text-properties officeooo:rsid="01cb2ff2"/>
    </style:style>
    <style:style style:name="T60" style:family="text">
      <style:text-properties officeooo:rsid="01cc23a9"/>
    </style:style>
    <style:style style:name="T61" style:family="text">
      <style:text-properties officeooo:rsid="01cdc520"/>
    </style:style>
    <style:style style:name="T62" style:family="text">
      <style:text-properties officeooo:rsid="01cfa7bf"/>
    </style:style>
    <style:style style:name="T63" style:family="text">
      <style:text-properties officeooo:rsid="01d23c60"/>
    </style:style>
    <style:style style:name="T64" style:family="text">
      <style:text-properties officeooo:rsid="01d41262"/>
    </style:style>
    <style:style style:name="T65" style:family="text">
      <style:text-properties officeooo:rsid="01d5379a"/>
    </style:style>
    <style:style style:name="T66" style:family="text">
      <style:text-properties officeooo:rsid="01d58f59"/>
    </style:style>
    <style:style style:name="T67" style:family="text">
      <style:text-properties officeooo:rsid="01d64af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7">with="o=obj.with_context(lang=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2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65">with="equity_label=lambda l: (l['line'].product_id.is_equity and (lang=='fr_FR' and 'Souscription de part sociale' or 'Equity subscription') or '')"</text:span></text:a></text:p>
      <text:p text:style-name="P33"><text:a xlink:type="simple" xlink:href="py3o://with=%22deposit_label=lambda%20l:%20(list(l['line'].product_id.categ_id.property_account_income_categ_id.get_xml_id().values())%20==%20['l10n_fr.1_pcg_2751']%20and%20(lang=='fr_FR'%20and%20u'Dépôt%20de%20garantie'%20or%20'Deposit')%20or%20'')%22" text:style-name="Internet_20_link" text:visited-style-name="Visited_20_Internet_20_Link"><text:span text:style-name="T66">with="deposit_label=lambda l: (list(l['line'].product_id.categ_id.property_account_income_categ_id.get_xml_id().values()) == ['l10n_fr.1_pcg_2751'] and (lang=='fr_FR' and u'Dépôt de garantie' or 'Deposit') or '')"</text:span></text:a></text:p>
      <text:p text:style-name="P38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39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4"><text:a xlink:type="simple" xlink:href="py3o://with=%22has_deposit=any(deposit_label(l)%20for%20l%20in%20o.py3o_lines_layout())%22" text:style-name="Internet_20_link" text:visited-style-name="Visited_20_Internet_20_Link"><text:span text:style-name="T52">with="has_deposit=any(deposit_label(l) for l in o.py3o_lines_layout())"</text:span></text:a></text:p>
      <text:p text:style-name="P36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53">with="doc_name=refund_label or (is_b2c and (has_equity or has_deposit) and (lang=='fr_FR' and u'Justificatif' or u'Certificate')) or (lang=='fr_FR' and u'Facture' or u'Invoice')"</text:span></text:a></text:p>
      <text:p text:style-name="P26"><text:a xlink:type="simple" xlink:href="py3o://if=%22o.state%20in%20('draft',%20'cancel')%22" text:style-name="Internet_20_link" text:visited-style-name="Visited_20_Internet_20_Link"><text:span text:style-name="T8">if="o.state in ('draft', 'cancel')"</text:span></text:a></text:p>
      <text:h text:style-name="Heading_20_1" text:outline-level="1"><text:user-field-get text:name="py3o.doc_name">Document Name</text:user-field-get><text:s/><text:span text:style-name="T14">[</text:span><text:span text:style-name="T15"><text:user-field-get text:name="py3o.o.state">Invoice State</text:user-field-get></text:span><text:span text:style-name="T14">]</text:span> 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==%20'proforma2'%22" text:style-name="Internet_20_link" text:visited-style-name="Visited_20_Internet_20_Link"><text:span text:style-name="T25">if="o.state == 'proforma2'"</text:span></text:a></text:p>
      <text:p text:style-name="P28"><text:a xlink:type="simple" xlink:href="py3o://if=%22lang=='fr_FR'%22" text:style-name="Internet_20_link" text:visited-style-name="Visited_20_Internet_20_Link"><text:span text:style-name="T36">if="lang=='fr_FR'"</text:span></text:a></text:p>
      <text:h text:style-name="P65" text:outline-level="1"><text:span text:style-name="T22"><text:user-field-get text:name="py3o.doc_name">Document Name</text:user-field-get></text:span><text:span text:style-name="T22"><text:s/></text:span><text:span text:style-name="T23">PRO-FORMA</text:span> 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lang!='fr_FR'%22" text:style-name="Internet_20_link" text:visited-style-name="Visited_20_Internet_20_Link"><text:span text:style-name="T5">if="lang!='fr_FR'"</text:span></text:a></text:p>
      <text:h text:style-name="P67" text:outline-level="1"><text:span text:style-name="T24">PRO-FORMA </text:span><text:span text:style-name="T22"><text:user-field-get text:name="py3o.doc_name">Document Name</text:user-field-get></text:span><text:span text:style-name="T22"><text:s/></text:span>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P66" text:outline-level="1"><text:span text:style-name="T54"><text:user-field-get text:name="py3o.doc_name">Document Name</text:user-field-get></text:span><text:span text:style-name="T54"><text:s/></text:span><text:user-field-get text:name="py3o.o.number">Invoice number</text:user-field-get></text:h>
      <text:p text:style-name="P35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40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6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55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o_format_date(o.date_invoice)%22" text:style-name="Internet_20_link" text:visited-style-name="Visited_20_Internet_20_Link"><text:span text:style-name="T63">function="o_format_date(o.date_invoic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a xlink:type="simple" xlink:href="py3o://if=%22o.name%22" text:style-name="Internet_20_link" text:visited-style-name="Visited_20_Internet_20_Link"><text:span text:style-name="T17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function=%22lang=='fr_FR'%20and%20u'Votre%20référence'%20or%20u'Your%20Reference'%22" text:style-name="Internet_20_link" text:visited-style-name="Visited_20_Internet_20_Link"><text:span text:style-name="T29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type%20==%20'out_refund'%20and%20o.refund_invoice_id%22" text:style-name="Internet_20_link" text:visited-style-name="Visited_20_Internet_20_Link"><text:span text:style-name="T46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Facture%20liée'%20or%20u'Related%20Invoice'%22" text:style-name="Internet_20_link" text:visited-style-name="Visited_20_Internet_20_Link"><text:span text:style-name="T45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44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2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4"><text:a xlink:type="simple" xlink:href="py3o://function=%22lang=='fr_FR'%20and%20u'Contact%20commercial'%20or%20u'Sales%20Contact'%22" text:style-name="Internet_20_link" text:visited-style-name="Visited_20_Internet_20_Link"><text:span text:style-name="T30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41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38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28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3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37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9"><text:a xlink:type="simple" xlink:href="py3o://for=%22l%20in%20o.py3o_lines_layout()%22" text:style-name="Internet_20_link" text:visited-style-name="Visited_20_Internet_20_Link"><text:span text:style-name="T18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0"><text:a xlink:type="simple" xlink:href="py3o://if=%22'line'%20in%20l%20and%20l['line'].quantity%20%3E%200%22" text:style-name="Internet_20_link" text:visited-style-name="Visited_20_Internet_20_Link"><text:span text:style-name="T60">if="'line' in l and l['line'].quantity &gt; 0"</text:span></text:a></text:p>
          </table:table-cell>
          <table:table-cell table:style-name="Tableau5.B3" office:value-type="string">
            <text:p text:style-name="P47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3"><text:a xlink:type="simple" xlink:href="py3o://with=%22contract_name=l['line'].contract_line_id%20and%20(lang=='fr_FR'%20and%20u'Contrat%20%25s%20-%20'%20or%20u'Contract%20%25s%20-%20')%20%25%20l['line'].contract_line_id.contract_id.name%20or%20''%22" text:style-name="Internet_20_link" text:visited-style-name="Visited_20_Internet_20_Link"><text:span text:style-name="T67">with="contract_name=l['line'].contract_line_id and (lang=='fr_FR' and u'Contrat %s - ' or u'Contract %s - ') % l['line'].contract_line_id.contract_id.name or ''"</text:span></text:a></text:p>
            <text:p text:style-name="P62"><text:a xlink:type="simple" xlink:href="py3o://function=%22equity_label(l)%20or%20deposit_label(l)%20or%20''%22" text:style-name="Internet_20_link" text:visited-style-name="Visited_20_Internet_20_Link"><text:span text:style-name="T51">function="equity_label(l) or deposit_label(l) or ''"</text:span></text:a></text:p>
            <text:p text:style-name="P53"><text:a xlink:type="simple" xlink:href="py3o://for=%22nameline%20in%20(contract_name%20+%20l['line'].name).strip().split('%5Cn')%22" text:style-name="Internet_20_link" text:visited-style-name="Visited_20_Internet_20_Link"><text:span text:style-name="T59">for="nameline in (contract_name + l['line'].name).strip().split('\n')"</text:span></text:a></text:p>
            <text:p text:style-name="P52"><text:user-field-get text:name="py3o.nameline">Invoice Line Description</text:user-field-get></text:p>
            <text:p text:style-name="P52"><text:a xlink:type="simple" xlink:href="py3o:///for" text:style-name="Internet_20_link" text:visited-style-name="Visited_20_Internet_20_Link">/for</text:a></text:p>
            <text:p text:style-name="P54"><text:a xlink:type="simple" xlink:href="py3o:///with" text:style-name="Internet_20_link" text:visited-style-name="Visited_20_Internet_20_Link"><text:span text:style-name="T56">/with</text:span></text:a></text:p>
          </table:table-cell>
          <table:table-cell table:style-name="Tableau5.B4" office:value-type="string">
            <text:p text:style-name="P47"><text:a xlink:type="simple" xlink:href="py3o://function=%22o_format_lang(l['line'].quantity,%20dp='Product%20Unit%20of%20Measure')%22" text:style-name="Internet_20_link" text:visited-style-name="Visited_20_Internet_20_Link"><text:span text:style-name="T61">function="o_format_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o_format_lang(l['line'].price_unit,%20monetary=True,%20currency_obj=l['line'].currency_id)%22" text:style-name="Internet_20_link" text:visited-style-name="Visited_20_Internet_20_Link"><text:span text:style-name="T61">function="o_format_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1">if="l['line'].discount"</text:span></text:a></text:p>
            <text:p text:style-name="Table_20_Main_20_Content_20_Right"><text:a xlink:type="simple" xlink:href="py3o://function=%22o_format_lang(l['line'].discount,%20dp='Discount')%20+%20'%25'%22" text:style-name="Internet_20_link" text:visited-style-name="Visited_20_Internet_20_Link"><text:span text:style-name="T62">function="o_format_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o_format_lang((o.type=='out_refund'%20and%20-1%20or%201)*l['line'].price_subtotal,%20monetary=True,%20currency_obj=l['line'].currency_id)%22" text:style-name="Internet_20_link" text:visited-style-name="Visited_20_Internet_20_Link"><text:span text:style-name="T62">function="o_format_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5" office:value-type="string">
            <text:p text:style-name="P47"/>
          </table:table-cell>
          <table:table-cell table:style-name="Tableau5.C5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7"/>
          </table:table-cell>
          <table:table-cell table:style-name="Tableau5.C6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8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subtotal'%20in%20l%22" text:style-name="Internet_20_link" text:visited-style-name="Visited_20_Internet_20_Link"><text:span text:style-name="T20">if="'subtotal' in l"</text:span></text:a></text:p>
          </table:table-cell>
          <table:table-cell table:style-name="Tableau5.B9" office:value-type="string">
            <text:p text:style-name="P47"/>
          </table:table-cell>
          <table:table-cell table:style-name="Tableau5.C9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1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o_format_lang((o.type=='out_refund'%20and%20-1%20or%201)*l['subtotal'],%20monetary=True,%20currency_obj=o.currency_id)%22" text:style-name="Internet_20_link" text:visited-style-name="Visited_20_Internet_20_Link"><text:span text:style-name="T62">function="o_format_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P47"/>
          </table:table-cell>
          <table:table-cell table:style-name="Tableau5.C11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><text:a xlink:type="simple" xlink:href="py3o://if=%22o.tax_line_ids%22" text:style-name="Internet_20_link" text:visited-style-name="Visited_20_Internet_20_Link"><text:span text:style-name="T16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4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35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o_format_lang((o.type=='out_refund'%20and%20-1%20or%201)*t.base,%20monetary=True,%20currency_obj=t.currency_id)%22" text:style-name="Internet_20_link" text:visited-style-name="Visited_20_Internet_20_Link"><text:span text:style-name="T62">function="o_format_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o_format_lang((o.type=='out_refund'%20and%20-1%20or%201)*t.amount,%20monetary=True,%20currency_obj=t.currency_id)%22" text:style-name="Internet_20_link" text:visited-style-name="Visited_20_Internet_20_Link"><text:span text:style-name="T62">function="o_format_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2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o_format_lang((o.type=='out_refund'%20and%20-1%20or%201)%20*%20o.amount_untaxed,%20monetary=True,%20currency_obj=o.currency_id)" text:style-name="Internet_20_link" text:visited-style-name="Visited_20_Internet_20_Link"><text:span text:style-name="T62">function="o_format_lang((o.type=='out_refund' and -1 or 1) * 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amount_by_group%22" text:style-name="Internet_20_link" text:visited-style-name="Visited_20_Internet_20_Link"><text:span text:style-name="T64">for="tax_label, tax_amount, notused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o_format_lang(tax_amount,%20monetary=True,%20currency_obj=o.currency_id)%22" text:style-name="Internet_20_link" text:visited-style-name="Visited_20_Internet_20_Link"><text:span text:style-name="T62">function="o_format_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47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o_format_lang((o.type=='out_refund'%20and%20-1%20or%201)%20*%20o.amount_total,%20monetary=True,%20currency_obj=o.currency_id)" text:style-name="Internet_20_link" text:visited-style-name="Visited_20_Internet_20_Link"><text:span text:style-name="T62">function="o_format_lang((o.type=='out_refund' and -1 or 1) * 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P24"><text:a xlink:type="simple" xlink:href="py3o://if=o.payment_term_id" text:style-name="Internet_20_link" text:visited-style-name="Visited_20_Internet_20_Link"><text:span text:style-name="T9">if=o.payment_term_id</text:span></text:a></text:p>
      <text:p text:style-name="P3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37"/>
      <text:p text:style-name="P24"><text:a xlink:type="simple" xlink:href="py3o://if=%22o.comment%22" text:style-name="Internet_20_link" text:visited-style-name="Visited_20_Internet_20_Link"><text:span text:style-name="T7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26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a xlink:type="simple" xlink:href="py3o:///with" text:style-name="Internet_20_link" text:visited-style-name="Visited_20_Internet_20_Link">/with</text:a></text:p>
      <text:p text:style-name="P15"><text:soft-page-break/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48">/with</text:span></text:a></text:p>
      <text:p text:style-name="P21"><text:a xlink:type="simple" xlink:href="py3o:///with" text:style-name="Internet_20_link" text:visited-style-name="Visited_20_Internet_20_Link"><text:span text:style-name="T49">/with</text:span></text:a></text:p>
      <text:p text:style-name="P21"><text:a xlink:type="simple" xlink:href="py3o:///with" text:style-name="Internet_20_link" text:visited-style-name="Visited_20_Internet_20_Link"><text:span text:style-name="T50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3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MT4" style:family="text">
      <style:text-properties officeooo:rsid="01541986"/>
    </style:style>
    <style:style style:name="MT5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</text:span><text:span text:style-name="MT3">n</text:span><text:span text:style-name="MT2">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4">-</text:span> <text:user-field-get text:name="py3o.user.company_id.country_id.name">Company Country</text:user-field-get><text:span text:style-name="MT5"><text:s/>- </text:span><text:span text:style-name="MT5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5">RCS : </text:span><text:span text:style-name="MT5"><text:user-field-get text:name="py3o.user.company_id.company_registry">Company Registry</text:user-field-get></text:span><text:span text:style-name="MT5"><text:s/>- </text:span>TVA : <text:user-field-get text:name="py3o.user.company_id.vat">Company VAT</text:user-field-get></text:p>
        <text:p text:style-name="MP6"/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03-06T23:10:42.123731380</dc:date>
    <meta:editing-duration>P1DT5H43M33S</meta:editing-duration>
    <meta:editing-cycles>436</meta:editing-cycles>
    <meta:generator>LibreOffice/6.1.5.2$Linux_X86_64 LibreOffice_project/10$Build-2</meta:generator>
    <meta:document-statistic meta:table-count="11" meta:image-count="0" meta:object-count="0" meta:page-count="5" meta:paragraph-count="136" meta:word-count="519" meta:character-count="5261" meta:non-whitespace-character-count="4873"/>
  </office:meta>
</office:document-meta>
</file>